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f5e91" officeooo:paragraph-rsid="001f5e91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213042" officeooo:paragraph-rsid="0021304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285bac" officeooo:paragraph-rsid="00285bac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2cd447" officeooo:paragraph-rsid="002cd447" style:text-blinking="false" fo:background-color="transparent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2fbdc4" officeooo:paragraph-rsid="002fbdc4" style:text-blinking="false" fo:background-color="transparent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329714" officeooo:paragraph-rsid="00329714" style:text-blinking="false" fo:background-color="transparent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349ee7" officeooo:paragraph-rsid="00349ee7" style:text-blinking="false" fo:background-color="transparent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.3cm" style:contextual-spacing="false" fo:text-align="start" style:justify-single-word="false"/>
      <style:text-properties style:font-name="Liberation Serif" fo:font-size="15pt" style:text-underline-style="solid" style:text-underline-width="auto" style:text-underline-color="font-color" fo:font-weight="normal" officeooo:rsid="00213042" officeooo:paragraph-rsid="002b375f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margin-top="0cm" fo:margin-bottom="0.3cm" style:contextual-spacing="false" fo:text-align="start" style:justify-single-word="false"/>
      <style:text-properties style:font-name="Liberation Serif" fo:font-size="15pt" style:text-underline-style="solid" style:text-underline-width="auto" style:text-underline-color="font-color" fo:font-weight="normal" officeooo:rsid="00213042" officeooo:paragraph-rsid="002eecfc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2fbdc4" officeooo:paragraph-rsid="002fbdc4" style:text-blinking="false" fo:background-color="transparent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.3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solid" style:text-underline-width="auto" style:text-underline-color="font-color" fo:font-weight="normal" officeooo:rsid="00213042" officeooo:paragraph-rsid="00213042" style:text-blinking="false" fo:background-color="transparent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298685" officeooo:paragraph-rsid="00285bac" style:text-blinking="false" fo:background-color="transparent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349ee7" officeooo:paragraph-rsid="00349ee7" style:text-blinking="false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31883c" officeooo:paragraph-rsid="0031883c" style:text-blinking="false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3deee1" officeooo:paragraph-rsid="003deee1" style:text-blinking="false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2fbdc4" officeooo:paragraph-rsid="002fbdc4" style:text-blinking="false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4294a6" officeooo:paragraph-rsid="004294a6" style:text-blinking="false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normal" officeooo:rsid="00349ee7" officeooo:paragraph-rsid="0044574a" fo:background-color="transparent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normal" officeooo:rsid="003d0d21" officeooo:paragraph-rsid="003d0d21" fo:background-color="transparent"/>
    </style:style>
    <style:style style:name="T1" style:family="text">
      <style:text-properties officeooo:rsid="00231ebf"/>
    </style:style>
    <style:style style:name="T2" style:family="text">
      <style:text-properties officeooo:rsid="002414fb"/>
    </style:style>
    <style:style style:name="T3" style:family="text">
      <style:text-properties officeooo:rsid="0025b914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font-style="normal" officeooo:rsid="0028d155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fo:font-style="normal" officeooo:rsid="00298685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officeooo:rsid="002b375f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officeooo:rsid="002eecfc" style:text-blinking="false" fo:background-color="transparent" loext:char-shading-value="0"/>
    </style:style>
    <style:style style:name="T9" style:family="text">
      <style:text-properties fo:font-variant="normal" fo:text-transform="none" style:text-line-through-style="none" style:text-line-through-type="none" fo:font-style="normal" style:text-underline-style="none" style:text-blinking="false" style:font-size-asian="10.5pt" style:font-weight-asian="normal" style:font-size-complex="12pt" style:font-weight-complex="normal"/>
    </style:style>
    <style:style style:name="T10" style:family="text">
      <style:text-properties fo:font-variant="normal" fo:text-transform="none" style:text-line-through-style="none" style:text-line-through-type="none" fo:font-style="normal" style:text-underline-style="none" officeooo:rsid="00369da6" style:text-blinking="false" style:font-size-asian="10.5pt" style:font-weight-asian="normal" style:font-size-complex="12pt" style:font-weight-complex="normal"/>
    </style:style>
    <style:style style:name="T11" style:family="text">
      <style:text-properties fo:font-variant="normal" fo:text-transform="none" style:text-line-through-style="none" style:text-line-through-type="none" fo:font-style="normal" style:text-underline-style="none" officeooo:rsid="0037a840" style:text-blinking="false" style:font-size-asian="10.5pt" style:font-weight-asian="normal" style:font-size-complex="12pt" style:font-weight-complex="normal"/>
    </style:style>
    <style:style style:name="T12" style:family="text">
      <style:text-properties fo:font-variant="normal" fo:text-transform="none" style:text-line-through-style="none" style:text-line-through-type="none" fo:font-style="normal" style:text-underline-style="none" officeooo:rsid="004294a6" style:text-blinking="false" style:font-size-asian="10.5pt" style:font-weight-asian="normal" style:font-size-complex="12pt" style:font-weight-complex="normal"/>
    </style:style>
    <style:style style:name="T13" style:family="text">
      <style:text-properties fo:font-variant="normal" fo:text-transform="none" style:text-line-through-style="none" style:text-line-through-type="none" fo:font-style="normal" style:text-underline-style="none" officeooo:rsid="0042dbfe" style:text-blinking="false" style:font-size-asian="10.5pt" style:font-weight-asian="normal" style:font-size-complex="12pt" style:font-weight-complex="normal"/>
    </style:style>
    <style:style style:name="T14" style:family="text">
      <style:text-properties fo:font-variant="normal" fo:text-transform="none" style:text-line-through-style="none" style:text-line-through-type="none" fo:font-style="normal" style:text-underline-style="none" officeooo:rsid="0044574a" style:text-blinking="false" style:font-size-asian="10.5pt" style:font-weight-asian="normal" style:font-size-complex="12pt" style:font-weight-complex="normal"/>
    </style:style>
    <style:style style:name="T15" style:family="text">
      <style:text-properties fo:font-variant="normal" fo:text-transform="none" style:text-line-through-style="none" style:text-line-through-type="none" fo:font-style="normal" style:text-underline-style="none" officeooo:rsid="00456eac" style:text-blinking="false" style:font-size-asian="10.5pt" style:font-weight-asian="normal" style:font-size-complex="12pt" style:font-weight-complex="normal"/>
    </style:style>
    <style:style style:name="T16" style:family="text">
      <style:text-properties fo:font-variant="normal" fo:text-transform="none" style:text-line-through-style="none" style:text-line-through-type="none" fo:font-style="normal" style:text-underline-style="none" officeooo:rsid="00471661" style:text-blinking="false" style:font-size-asian="10.5pt" style:font-weight-asian="normal" style:font-size-complex="12pt" style:font-weight-complex="normal"/>
    </style:style>
    <style:style style:name="T17" style:family="text">
      <style:text-properties fo:color="#000000" loext:opacity="100%" style:font-name="Consolas" fo:font-size="10pt" style:font-size-asian="10pt"/>
    </style:style>
    <style:style style:name="T18" style:family="text">
      <style:text-properties officeooo:rsid="00298685"/>
    </style:style>
    <style:style style:name="T19" style:family="text">
      <style:text-properties officeooo:rsid="002cfb62"/>
    </style:style>
    <style:style style:name="T20" style:family="text">
      <style:text-properties officeooo:rsid="002d53b9"/>
    </style:style>
    <style:style style:name="T21" style:family="text">
      <style:text-properties fo:color="#008080" loext:opacity="100%" style:font-name="Consolas" fo:font-size="10pt" style:font-size-asian="10pt"/>
    </style:style>
    <style:style style:name="T22" style:family="text">
      <style:text-properties fo:color="#3f7f7f" loext:opacity="100%" style:font-name="Consolas" fo:font-size="10pt" style:font-size-asian="10pt"/>
    </style:style>
    <style:style style:name="T23" style:family="text">
      <style:text-properties style:font-name="Consolas" fo:font-size="10pt" style:font-size-asian="10pt"/>
    </style:style>
    <style:style style:name="T24" style:family="text">
      <style:text-properties officeooo:rsid="0037a840"/>
    </style:style>
    <style:style style:name="T25" style:family="text">
      <style:text-properties officeooo:rsid="00388f4b"/>
    </style:style>
    <style:style style:name="T26" style:family="text">
      <style:text-properties officeooo:rsid="003be8b3"/>
    </style:style>
    <style:style style:name="T27" style:family="text">
      <style:text-properties officeooo:rsid="003c74c2"/>
    </style:style>
    <style:style style:name="T28" style:family="text">
      <style:text-properties officeooo:rsid="003d0d21"/>
    </style:style>
    <style:style style:name="T29" style:family="text">
      <style:text-properties officeooo:rsid="003deee1"/>
    </style:style>
    <style:style style:name="T30" style:family="text">
      <style:text-properties style:use-window-font-color="true" loext:opacity="0%" style:font-name="Liberation Serif" style:font-size-asian="12pt"/>
    </style:style>
    <style:style style:name="T31" style:family="text">
      <style:text-properties officeooo:rsid="003fa999"/>
    </style:style>
    <style:style style:name="T32" style:family="text">
      <style:text-properties officeooo:rsid="0040c7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3 : Le framework Spring</text:p>
      <text:p text:style-name="P1"/>
      <text:p text:style-name="P2">Les 2 premières parties du <text:span text:style-name="T1">TP</text:span> permettent de comprendre l’<text:span text:style-name="T1">injection de dépendances de</text:span> <text:span text:style-name="T1">S</text:span>pring, <text:span text:style-name="T1">notamment avec les Beans.</text:span> <text:span text:style-name="T2">La 2ème partie permet de s’</text:span><text:span text:style-name="T3">habituer</text:span><text:span text:style-name="T2"> </text:span>la programmation par aspect avec spring AOP. <text:span text:style-name="T24">La dernière partie permet de créer des </text:span><text:span text:style-name="T25">s</text:span><text:span text:style-name="T24">ervices </text:span><text:span text:style-name="T25">web</text:span><text:span text:style-name="T24"> avec Spring data.</text:span></text:p>
      <text:p text:style-name="P2"/>
      <text:p text:style-name="P2"/>
      <text:p text:style-name="P12"><text:bookmark text:name="docs-internal-guid-6d07f6eb-7fff-136f-7154-10921c518bf2"/>Partie 1 : Injection de dépendances</text:p>
      <text:p text:style-name="P3"><text:span text:style-name="T4">Comme demandé dans le sujet, on a créé nos Beans toutes associées à un acteur, à savoir </text:span><text:span text:style-name="T7">le </text:span><text:span text:style-name="T4">client, le </text:span><text:span text:style-name="T7">magasin</text:span><text:span text:style-name="T4">, la banque et le fournisseur. Pour chaque acteur, on a créé une classe qui implémente les Beans</text:span><text:span text:style-name="T5">. </text:span><text:span text:style-name="T6">Le client implémente l’interface IRun qui va être appelé à l’exécution du code.</text:span></text:p>
      <text:p text:style-name="P13"/>
      <text:p text:style-name="P13"/>
      <text:p text:style-name="P8"><text:span text:style-name="T4">Partie </text:span><text:span text:style-name="T7">2</text:span><text:span text:style-name="T4"> : </text:span><text:span text:style-name="T7">Spring AOP</text:span></text:p>
      <text:p text:style-name="P4"><text:span text:style-name="T18">A </text:span>partir des mêmes classes et interfaces de la 1ère partie, on a ajouté la classe ServiceMonitor fournie. C’est une classe annoté Aspect. <text:span text:style-name="T19">On a ajouté dedans des méthodes permettant de log</text:span><text:span text:style-name="T20">g</text:span><text:span text:style-name="T19">er les appels de nos méthodes. On a pu utiliser différentes annotations à savoir @Before, @Arond, @After et @AfterReturn. Les différentes annotations permettent de faire un système de log complet.</text:span></text:p>
      <text:p text:style-name="P4"/>
      <text:p text:style-name="P4"/>
      <text:p text:style-name="P9"><text:span text:style-name="T4">Partie </text:span><text:span text:style-name="T8">3</text:span><text:span text:style-name="T4"> : </text:span><text:span text:style-name="T7">Spring-</text:span><text:span text:style-name="T8">data</text:span></text:p>
      <text:p text:style-name="P5"><text:span text:style-name="T26">Pour la dernière partie, il faut </text:span><text:span text:style-name="T27">intégrer</text:span><text:span text:style-name="T26"> le modèle du tp1 </text:span><text:span text:style-name="T27">(</text:span><text:span text:style-name="T26">prise de rendez-vous avec des professionnels</text:span><text:span text:style-name="T27">)</text:span><text:span text:style-name="T26"> </text:span><text:span text:style-name="T27">dans</text:span><text:span text:style-name="T26"> Spring. </text:span>Pour cette partie, on a du <text:span text:style-name="T28">configurer le fichier</text:span> application.propertities. J’ai ajout<text:span text:style-name="T29">é</text:span> une dépendance que mon binôme n’avait pas besoin, il s’agit de la dépendance jaxb.</text:p>
      <text:p text:style-name="P5"/>
      <text:p text:style-name="P11"><text:span text:style-name="T21"><text:tab/>&lt;</text:span><text:span text:style-name="T22">dependency</text:span><text:span text:style-name="T21">&gt;</text:span></text:p>
      <text:p text:style-name="P10"><text:span text:style-name="T17"><text:s text:c="12"/></text:span><text:span text:style-name="T21">&lt;</text:span><text:span text:style-name="T22">groupId</text:span><text:span text:style-name="T21">&gt;</text:span><text:span text:style-name="T17">org.glassfish.jaxb</text:span><text:span text:style-name="T21">&lt;/</text:span><text:span text:style-name="T22">groupId</text:span><text:span text:style-name="T21">&gt;</text:span></text:p>
      <text:p text:style-name="P10"><text:span text:style-name="T17"><text:s text:c="12"/></text:span><text:span text:style-name="T21">&lt;</text:span><text:span text:style-name="T22">artifactId</text:span><text:span text:style-name="T21">&gt;</text:span><text:span text:style-name="T17">jaxb-runtime</text:span><text:span text:style-name="T21">&lt;/</text:span><text:span text:style-name="T22">artifactId</text:span><text:span text:style-name="T21">&gt;</text:span></text:p>
      <text:p text:style-name="P10"><text:span text:style-name="T17"><text:s text:c="12"/></text:span><text:span text:style-name="T21">&lt;</text:span><text:span text:style-name="T22">version</text:span><text:span text:style-name="T21">&gt;</text:span><text:span text:style-name="T17">2.3.1</text:span><text:span text:style-name="T21">&lt;/</text:span><text:span text:style-name="T22">version</text:span><text:span text:style-name="T21">&gt;</text:span></text:p>
      <text:p text:style-name="P5"><text:span text:style-name="T23"><text:s text:c="8"/><text:tab/></text:span><text:span text:style-name="T21">&lt;/</text:span><text:span text:style-name="T22">dependency</text:span><text:span text:style-name="T21">&gt;</text:span></text:p>
      <text:p text:style-name="P5"/>
      <text:p text:style-name="P15">On a ajouté nos classes <text:span text:style-name="T29">métiers au format spring jpa.</text:span></text:p>
      <text:p text:style-name="P16">Pas besoin d’intégrer les DAOs puisque l’injection de dépendance s’occupe de l’implémentation.</text:p>
      <text:p text:style-name="P16">On a juste cré<text:span text:style-name="T31">é</text:span> des interfaces héritant de <text:span text:style-name="T30">JpaRepository.</text:span></text:p>
      <text:p text:style-name="P6">On a fait nos webServices dans des classes taggées controller.</text:p>
      <text:p text:style-name="P7">Comme avec jaxRS, on peut définir plusieurs services dans une seule classe.</text:p>
      <text:p text:style-name="P7">Ici on s’est servi de thymeleaf pour <text:span text:style-name="T32">faire du data-binding entre</text:span><text:span text:style-name="T28"> notre back-end </text:span><text:span text:style-name="T32">et</text:span><text:span text:style-name="T28"> notre front-end.</text:span></text:p>
      <text:p text:style-name="P7"/>
      <text:p text:style-name="P18">Dans notre prototype, on ne laisse pas la possibilité à l’utilisateur de créer des jobs. Il existe un ensemble prédéfini de jobs à utiliser.</text:p>
      <text:p text:style-name="P7"/>
      <text:p text:style-name="P19"><text:span text:style-name="T9">Finalement, on a des pages web permettant </text:span><text:span text:style-name="T11">de</text:span><text:span text:style-name="T9"> list</text:span><text:span text:style-name="T11">er</text:span><text:span text:style-name="T9"> tous les users, </text:span><text:span text:style-name="T16">de créer des user</text:span><text:span text:style-name="T12"> </text:span><text:span text:style-name="T13">et</text:span><text:span text:style-name="T12"> d’</text:span><text:span text:style-name="T16">en</text:span><text:span text:style-name="T12"> </text:span><text:span text:style-name="T11">supprimer</text:span><text:span text:style-name="T13">. Même chose pour les appointments et les workers.</text:span></text:p>
      <text:p text:style-name="P19"><text:span text:style-name="T13">D’</text:span><text:span text:style-name="T9">autre</text:span><text:span text:style-name="T13">s</text:span><text:span text:style-name="T9"> page</text:span><text:span text:style-name="T13">s</text:span><text:span text:style-name="T9"> </text:span><text:span text:style-name="T13">ont</text:span><text:span text:style-name="T9"> été fait</text:span><text:span text:style-name="T10">e</text:span><text:span text:style-name="T14">s</text:span><text:span text:style-name="T9"> pour pouvoir </text:span><text:span text:style-name="T13">lister et mettre</text:span><text:span text:style-name="T9"> à jour le salaire d’un job.</text:span></text:p>
      <text:p text:style-name="P20"><text:span text:style-name="T9">On a créé un</text:span><text:span text:style-name="T15">e classe</text:span><text:span text:style-name="T9"> aspect qui gère le log dès qu’on accède à un servic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9T12:45:04.906000000</dc:date>
    <meta:editing-duration>PT1H48M35S</meta:editing-duration>
    <meta:editing-cycles>31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23" meta:word-count="378" meta:character-count="2394" meta:non-whitespace-character-count="1993"/>
  </office:meta>
</office:document-meta>
</file>